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eval,tag_accuracy" table:style-name="ta1">
        <table:shapes>
          <draw:frame draw:z-index="0" draw:style-name="gr1" draw:text-style-name="P1" svg:width="159.99mm" svg:height="89.99mm" svg:x="133.12mm" svg:y="37.65mm">
            <loext:p draw:notify-on-update-of-ranges="'run_eval,tag_accuracy'.B2:'run_eval,tag_accuracy'.B47 'run_eval,tag_accuracy'.C2:'run_eval,tag_accuracy'.C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ll tim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502199387.43433" calcext:value-type="float">
            <text:p>1502199387.43433</text:p>
          </table:table-cell>
          <table:table-cell office:value-type="float" office:value="1" calcext:value-type="float">
            <text:p>1</text:p>
          </table:table-cell>
          <table:table-cell office:value-type="float" office:value="0.0353103019297123" calcext:value-type="float">
            <text:p>0.0353103019</text:p>
          </table:table-cell>
        </table:table-row>
        <table:table-row table:style-name="ro1">
          <table:table-cell office:value-type="float" office:value="1502199410.95938" calcext:value-type="float">
            <text:p>1502199410.95938</text:p>
          </table:table-cell>
          <table:table-cell office:value-type="float" office:value="212" calcext:value-type="float">
            <text:p>212</text:p>
          </table:table-cell>
          <table:table-cell office:value-type="float" office:value="0.884184241294861" calcext:value-type="float">
            <text:p>0.8841842413</text:p>
          </table:table-cell>
        </table:table-row>
        <table:table-row table:style-name="ro1">
          <table:table-cell office:value-type="float" office:value="1502199434.46387" calcext:value-type="float">
            <text:p>1502199434.46387</text:p>
          </table:table-cell>
          <table:table-cell office:value-type="float" office:value="426" calcext:value-type="float">
            <text:p>426</text:p>
          </table:table-cell>
          <table:table-cell office:value-type="float" office:value="0.902170598506928" calcext:value-type="float">
            <text:p>0.9021705985</text:p>
          </table:table-cell>
        </table:table-row>
        <table:table-row table:style-name="ro1">
          <table:table-cell office:value-type="float" office:value="1502199457.75185" calcext:value-type="float">
            <text:p>1502199457.75185</text:p>
          </table:table-cell>
          <table:table-cell office:value-type="float" office:value="640" calcext:value-type="float">
            <text:p>640</text:p>
          </table:table-cell>
          <table:table-cell office:value-type="float" office:value="0.928258419036865" calcext:value-type="float">
            <text:p>0.928258419</text:p>
          </table:table-cell>
        </table:table-row>
        <table:table-row table:style-name="ro1">
          <table:table-cell office:value-type="float" office:value="1502199485.92501" calcext:value-type="float">
            <text:p>1502199485.92501</text:p>
          </table:table-cell>
          <table:table-cell office:value-type="float" office:value="862" calcext:value-type="float">
            <text:p>862</text:p>
          </table:table-cell>
          <table:table-cell office:value-type="float" office:value="0.942372381687164" calcext:value-type="float">
            <text:p>0.9423723817</text:p>
          </table:table-cell>
        </table:table-row>
        <table:table-row table:style-name="ro1">
          <table:table-cell office:value-type="float" office:value="1502199508.5335" calcext:value-type="float">
            <text:p>1502199508.5335</text:p>
          </table:table-cell>
          <table:table-cell office:value-type="float" office:value="1083" calcext:value-type="float">
            <text:p>1083</text:p>
          </table:table-cell>
          <table:table-cell office:value-type="float" office:value="0.942270457744598" calcext:value-type="float">
            <text:p>0.9422704577</text:p>
          </table:table-cell>
        </table:table-row>
        <table:table-row table:style-name="ro1">
          <table:table-cell office:value-type="float" office:value="1502199536.34632" calcext:value-type="float">
            <text:p>1502199536.34632</text:p>
          </table:table-cell>
          <table:table-cell office:value-type="float" office:value="1308" calcext:value-type="float">
            <text:p>1308</text:p>
          </table:table-cell>
          <table:table-cell office:value-type="float" office:value="0.942525207996368" calcext:value-type="float">
            <text:p>0.942525208</text:p>
          </table:table-cell>
        </table:table-row>
        <table:table-row table:style-name="ro1">
          <table:table-cell office:value-type="float" office:value="1502199558.65816" calcext:value-type="float">
            <text:p>1502199558.65816</text:p>
          </table:table-cell>
          <table:table-cell office:value-type="float" office:value="1533" calcext:value-type="float">
            <text:p>1533</text:p>
          </table:table-cell>
          <table:table-cell office:value-type="float" office:value="0.948639571666718" calcext:value-type="float">
            <text:p>0.9486395717</text:p>
          </table:table-cell>
        </table:table-row>
        <table:table-row table:style-name="ro1">
          <table:table-cell office:value-type="float" office:value="1502199586.4806" calcext:value-type="float">
            <text:p>1502199586.4806</text:p>
          </table:table-cell>
          <table:table-cell office:value-type="float" office:value="1757" calcext:value-type="float">
            <text:p>1757</text:p>
          </table:table-cell>
          <table:table-cell office:value-type="float" office:value="0.948639571666718" calcext:value-type="float">
            <text:p>0.9486395717</text:p>
          </table:table-cell>
        </table:table-row>
        <table:table-row table:style-name="ro1">
          <table:table-cell office:value-type="float" office:value="1502199608.88598" calcext:value-type="float">
            <text:p>1502199608.88598</text:p>
          </table:table-cell>
          <table:table-cell office:value-type="float" office:value="1982" calcext:value-type="float">
            <text:p>1982</text:p>
          </table:table-cell>
          <table:table-cell office:value-type="float" office:value="0.961072027683258" calcext:value-type="float">
            <text:p>0.9610720277</text:p>
          </table:table-cell>
        </table:table-row>
        <table:table-row table:style-name="ro1">
          <table:table-cell office:value-type="float" office:value="1502199636.67955" calcext:value-type="float">
            <text:p>1502199636.67955</text:p>
          </table:table-cell>
          <table:table-cell office:value-type="float" office:value="2206" calcext:value-type="float">
            <text:p>2206</text:p>
          </table:table-cell>
          <table:table-cell office:value-type="float" office:value="0.96331399679184" calcext:value-type="float">
            <text:p>0.9633139968</text:p>
          </table:table-cell>
        </table:table-row>
        <table:table-row table:style-name="ro1">
          <table:table-cell office:value-type="float" office:value="1502199659.0295" calcext:value-type="float">
            <text:p>1502199659.0295</text:p>
          </table:table-cell>
          <table:table-cell office:value-type="float" office:value="2431" calcext:value-type="float">
            <text:p>2431</text:p>
          </table:table-cell>
          <table:table-cell office:value-type="float" office:value="0.965148270130158" calcext:value-type="float">
            <text:p>0.9651482701</text:p>
          </table:table-cell>
        </table:table-row>
        <table:table-row table:style-name="ro1">
          <table:table-cell office:value-type="float" office:value="1502199686.75176" calcext:value-type="float">
            <text:p>1502199686.75176</text:p>
          </table:table-cell>
          <table:table-cell office:value-type="float" office:value="2657" calcext:value-type="float">
            <text:p>2657</text:p>
          </table:table-cell>
          <table:table-cell office:value-type="float" office:value="0.966524004936218" calcext:value-type="float">
            <text:p>0.9665240049</text:p>
          </table:table-cell>
        </table:table-row>
        <table:table-row table:style-name="ro1">
          <table:table-cell office:value-type="float" office:value="1502199709.05911" calcext:value-type="float">
            <text:p>1502199709.05911</text:p>
          </table:table-cell>
          <table:table-cell office:value-type="float" office:value="2882" calcext:value-type="float">
            <text:p>2882</text:p>
          </table:table-cell>
          <table:table-cell office:value-type="float" office:value="0.969326376914978" calcext:value-type="float">
            <text:p>0.9693263769</text:p>
          </table:table-cell>
        </table:table-row>
        <table:table-row table:style-name="ro1">
          <table:table-cell office:value-type="float" office:value="1502199736.91171" calcext:value-type="float">
            <text:p>1502199736.91171</text:p>
          </table:table-cell>
          <table:table-cell office:value-type="float" office:value="3107" calcext:value-type="float">
            <text:p>3107</text:p>
          </table:table-cell>
          <table:table-cell office:value-type="float" office:value="0.976459801197052" calcext:value-type="float">
            <text:p>0.9764598012</text:p>
          </table:table-cell>
        </table:table-row>
        <table:table-row table:style-name="ro1">
          <table:table-cell office:value-type="float" office:value="1502199759.26086" calcext:value-type="float">
            <text:p>1502199759.26086</text:p>
          </table:table-cell>
          <table:table-cell office:value-type="float" office:value="3332" calcext:value-type="float">
            <text:p>3332</text:p>
          </table:table-cell>
          <table:table-cell office:value-type="float" office:value="0.977071225643158" calcext:value-type="float">
            <text:p>0.9770712256</text:p>
          </table:table-cell>
        </table:table-row>
        <table:table-row table:style-name="ro1">
          <table:table-cell office:value-type="float" office:value="1502199787.00802" calcext:value-type="float">
            <text:p>1502199787.00802</text:p>
          </table:table-cell>
          <table:table-cell office:value-type="float" office:value="3557" calcext:value-type="float">
            <text:p>3557</text:p>
          </table:table-cell>
          <table:table-cell office:value-type="float" office:value="0.978090286254883" calcext:value-type="float">
            <text:p>0.9780902863</text:p>
          </table:table-cell>
        </table:table-row>
        <table:table-row table:style-name="ro1">
          <table:table-cell office:value-type="float" office:value="1502199809.35517" calcext:value-type="float">
            <text:p>1502199809.35517</text:p>
          </table:table-cell>
          <table:table-cell office:value-type="float" office:value="3782" calcext:value-type="float">
            <text:p>3782</text:p>
          </table:table-cell>
          <table:table-cell office:value-type="float" office:value="0.978243172168732" calcext:value-type="float">
            <text:p>0.9782431722</text:p>
          </table:table-cell>
        </table:table-row>
        <table:table-row table:style-name="ro1">
          <table:table-cell office:value-type="float" office:value="1502199837.13733" calcext:value-type="float">
            <text:p>1502199837.13733</text:p>
          </table:table-cell>
          <table:table-cell office:value-type="float" office:value="4007" calcext:value-type="float">
            <text:p>4007</text:p>
          </table:table-cell>
          <table:table-cell office:value-type="float" office:value="0.978395998477936" calcext:value-type="float">
            <text:p>0.9783959985</text:p>
          </table:table-cell>
        </table:table-row>
        <table:table-row table:style-name="ro1">
          <table:table-cell office:value-type="float" office:value="1502199859.45993" calcext:value-type="float">
            <text:p>1502199859.45993</text:p>
          </table:table-cell>
          <table:table-cell office:value-type="float" office:value="4233" calcext:value-type="float">
            <text:p>4233</text:p>
          </table:table-cell>
          <table:table-cell office:value-type="float" office:value="0.978548884391785" calcext:value-type="float">
            <text:p>0.9785488844</text:p>
          </table:table-cell>
        </table:table-row>
        <table:table-row table:style-name="ro1">
          <table:table-cell office:value-type="float" office:value="1502199887.19048" calcext:value-type="float">
            <text:p>1502199887.19048</text:p>
          </table:table-cell>
          <table:table-cell office:value-type="float" office:value="4458" calcext:value-type="float">
            <text:p>4458</text:p>
          </table:table-cell>
          <table:table-cell office:value-type="float" office:value="0.978650748729706" calcext:value-type="float">
            <text:p>0.9786507487</text:p>
          </table:table-cell>
        </table:table-row>
        <table:table-row table:style-name="ro1">
          <table:table-cell office:value-type="float" office:value="1502199909.5022" calcext:value-type="float">
            <text:p>1502199909.5022</text:p>
          </table:table-cell>
          <table:table-cell office:value-type="float" office:value="4683" calcext:value-type="float">
            <text:p>4683</text:p>
          </table:table-cell>
          <table:table-cell office:value-type="float" office:value="0.978803634643555" calcext:value-type="float">
            <text:p>0.9788036346</text:p>
          </table:table-cell>
        </table:table-row>
        <table:table-row table:style-name="ro1">
          <table:table-cell office:value-type="float" office:value="1502199937.50915" calcext:value-type="float">
            <text:p>1502199937.50915</text:p>
          </table:table-cell>
          <table:table-cell office:value-type="float" office:value="4906" calcext:value-type="float">
            <text:p>4906</text:p>
          </table:table-cell>
          <table:table-cell office:value-type="float" office:value="0.978956460952759" calcext:value-type="float">
            <text:p>0.978956461</text:p>
          </table:table-cell>
        </table:table-row>
        <table:table-row table:style-name="ro1">
          <table:table-cell office:value-type="float" office:value="1502199959.80969" calcext:value-type="float">
            <text:p>1502199959.80969</text:p>
          </table:table-cell>
          <table:table-cell office:value-type="float" office:value="5131" calcext:value-type="float">
            <text:p>5131</text:p>
          </table:table-cell>
          <table:table-cell office:value-type="float" office:value="0.978803634643555" calcext:value-type="float">
            <text:p>0.9788036346</text:p>
          </table:table-cell>
        </table:table-row>
        <table:table-row table:style-name="ro1">
          <table:table-cell office:value-type="float" office:value="1502199987.58572" calcext:value-type="float">
            <text:p>1502199987.58572</text:p>
          </table:table-cell>
          <table:table-cell office:value-type="float" office:value="5357" calcext:value-type="float">
            <text:p>5357</text:p>
          </table:table-cell>
          <table:table-cell office:value-type="float" office:value="0.978548884391785" calcext:value-type="float">
            <text:p>0.9785488844</text:p>
          </table:table-cell>
        </table:table-row>
        <table:table-row table:style-name="ro1">
          <table:table-cell office:value-type="float" office:value="1502200009.81817" calcext:value-type="float">
            <text:p>1502200009.81817</text:p>
          </table:table-cell>
          <table:table-cell office:value-type="float" office:value="5582" calcext:value-type="float">
            <text:p>5582</text:p>
          </table:table-cell>
          <table:table-cell office:value-type="float" office:value="0.976612627506256" calcext:value-type="float">
            <text:p>0.9766126275</text:p>
          </table:table-cell>
        </table:table-row>
        <table:table-row table:style-name="ro1">
          <table:table-cell office:value-type="float" office:value="1502200037.54927" calcext:value-type="float">
            <text:p>1502200037.54927</text:p>
          </table:table-cell>
          <table:table-cell office:value-type="float" office:value="5807" calcext:value-type="float">
            <text:p>5807</text:p>
          </table:table-cell>
          <table:table-cell office:value-type="float" office:value="0.974421679973602" calcext:value-type="float">
            <text:p>0.97442168</text:p>
          </table:table-cell>
        </table:table-row>
        <table:table-row table:style-name="ro1">
          <table:table-cell office:value-type="float" office:value="1502200059.80277" calcext:value-type="float">
            <text:p>1502200059.80277</text:p>
          </table:table-cell>
          <table:table-cell office:value-type="float" office:value="6033" calcext:value-type="float">
            <text:p>6033</text:p>
          </table:table-cell>
          <table:table-cell office:value-type="float" office:value="0.972638309001923" calcext:value-type="float">
            <text:p>0.972638309</text:p>
          </table:table-cell>
        </table:table-row>
        <table:table-row table:style-name="ro1">
          <table:table-cell office:value-type="float" office:value="1502200087.516" calcext:value-type="float">
            <text:p>1502200087.516</text:p>
          </table:table-cell>
          <table:table-cell office:value-type="float" office:value="6259" calcext:value-type="float">
            <text:p>6259</text:p>
          </table:table-cell>
          <table:table-cell office:value-type="float" office:value="0.970651149749756" calcext:value-type="float">
            <text:p>0.9706511497</text:p>
          </table:table-cell>
        </table:table-row>
        <table:table-row table:style-name="ro1">
          <table:table-cell office:value-type="float" office:value="1502200109.79975" calcext:value-type="float">
            <text:p>1502200109.79975</text:p>
          </table:table-cell>
          <table:table-cell office:value-type="float" office:value="6485" calcext:value-type="float">
            <text:p>6485</text:p>
          </table:table-cell>
          <table:table-cell office:value-type="float" office:value="0.968765914440155" calcext:value-type="float">
            <text:p>0.9687659144</text:p>
          </table:table-cell>
        </table:table-row>
        <table:table-row table:style-name="ro1">
          <table:table-cell office:value-type="float" office:value="1502200137.50498" calcext:value-type="float">
            <text:p>1502200137.50498</text:p>
          </table:table-cell>
          <table:table-cell office:value-type="float" office:value="6710" calcext:value-type="float">
            <text:p>6710</text:p>
          </table:table-cell>
          <table:table-cell office:value-type="float" office:value="0.967135429382324" calcext:value-type="float">
            <text:p>0.9671354294</text:p>
          </table:table-cell>
        </table:table-row>
        <table:table-row table:style-name="ro1">
          <table:table-cell office:value-type="float" office:value="1502200159.83221" calcext:value-type="float">
            <text:p>1502200159.83221</text:p>
          </table:table-cell>
          <table:table-cell office:value-type="float" office:value="6935" calcext:value-type="float">
            <text:p>6935</text:p>
          </table:table-cell>
          <table:table-cell office:value-type="float" office:value="0.965046346187592" calcext:value-type="float">
            <text:p>0.9650463462</text:p>
          </table:table-cell>
        </table:table-row>
        <table:table-row table:style-name="ro1">
          <table:table-cell office:value-type="float" office:value="1502200187.65578" calcext:value-type="float">
            <text:p>1502200187.65578</text:p>
          </table:table-cell>
          <table:table-cell office:value-type="float" office:value="7159" calcext:value-type="float">
            <text:p>7159</text:p>
          </table:table-cell>
          <table:table-cell office:value-type="float" office:value="0.963466823101044" calcext:value-type="float">
            <text:p>0.9634668231</text:p>
          </table:table-cell>
        </table:table-row>
        <table:table-row table:style-name="ro1">
          <table:table-cell office:value-type="float" office:value="1502200209.99706" calcext:value-type="float">
            <text:p>1502200209.99706</text:p>
          </table:table-cell>
          <table:table-cell office:value-type="float" office:value="7384" calcext:value-type="float">
            <text:p>7384</text:p>
          </table:table-cell>
          <table:table-cell office:value-type="float" office:value="0.961989223957062" calcext:value-type="float">
            <text:p>0.961989224</text:p>
          </table:table-cell>
        </table:table-row>
        <table:table-row table:style-name="ro1">
          <table:table-cell office:value-type="float" office:value="1502200237.92796" calcext:value-type="float">
            <text:p>1502200237.92796</text:p>
          </table:table-cell>
          <table:table-cell office:value-type="float" office:value="7609" calcext:value-type="float">
            <text:p>7609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260.46565" calcext:value-type="float">
            <text:p>1502200260.46565</text:p>
          </table:table-cell>
          <table:table-cell office:value-type="float" office:value="7831" calcext:value-type="float">
            <text:p>7831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288.19036" calcext:value-type="float">
            <text:p>1502200288.19036</text:p>
          </table:table-cell>
          <table:table-cell office:value-type="float" office:value="8056" calcext:value-type="float">
            <text:p>8056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310.44331" calcext:value-type="float">
            <text:p>1502200310.44331</text:p>
          </table:table-cell>
          <table:table-cell office:value-type="float" office:value="8282" calcext:value-type="float">
            <text:p>8282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338.23594" calcext:value-type="float">
            <text:p>1502200338.23594</text:p>
          </table:table-cell>
          <table:table-cell office:value-type="float" office:value="8507" calcext:value-type="float">
            <text:p>8507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360.57869" calcext:value-type="float">
            <text:p>1502200360.57869</text:p>
          </table:table-cell>
          <table:table-cell office:value-type="float" office:value="8732" calcext:value-type="float">
            <text:p>8732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388.32194" calcext:value-type="float">
            <text:p>1502200388.32194</text:p>
          </table:table-cell>
          <table:table-cell office:value-type="float" office:value="8957" calcext:value-type="float">
            <text:p>8957</text:p>
          </table:table-cell>
          <table:table-cell office:value-type="float" office:value="0.960205852985382" calcext:value-type="float">
            <text:p>0.960205853</text:p>
          </table:table-cell>
        </table:table-row>
        <table:table-row table:style-name="ro1">
          <table:table-cell office:value-type="float" office:value="1502200410.60053" calcext:value-type="float">
            <text:p>1502200410.60053</text:p>
          </table:table-cell>
          <table:table-cell office:value-type="float" office:value="9183" calcext:value-type="float">
            <text:p>9183</text:p>
          </table:table-cell>
          <table:table-cell office:value-type="float" office:value="0.960256814956665" calcext:value-type="float">
            <text:p>0.960256815</text:p>
          </table:table-cell>
        </table:table-row>
        <table:table-row table:style-name="ro1">
          <table:table-cell office:value-type="float" office:value="1502200438.51984" calcext:value-type="float">
            <text:p>1502200438.51984</text:p>
          </table:table-cell>
          <table:table-cell office:value-type="float" office:value="9406" calcext:value-type="float">
            <text:p>9406</text:p>
          </table:table-cell>
          <table:table-cell office:value-type="float" office:value="0.960256814956665" calcext:value-type="float">
            <text:p>0.960256815</text:p>
          </table:table-cell>
        </table:table-row>
        <table:table-row table:style-name="ro1">
          <table:table-cell office:value-type="float" office:value="1502200460.78136" calcext:value-type="float">
            <text:p>1502200460.78136</text:p>
          </table:table-cell>
          <table:table-cell office:value-type="float" office:value="9632" calcext:value-type="float">
            <text:p>9632</text:p>
          </table:table-cell>
          <table:table-cell office:value-type="float" office:value="0.960256814956665" calcext:value-type="float">
            <text:p>0.960256815</text:p>
          </table:table-cell>
        </table:table-row>
        <table:table-row table:style-name="ro1">
          <table:table-cell office:value-type="float" office:value="1502200488.4617" calcext:value-type="float">
            <text:p>1502200488.4617</text:p>
          </table:table-cell>
          <table:table-cell office:value-type="float" office:value="9858" calcext:value-type="float">
            <text:p>9858</text:p>
          </table:table-cell>
          <table:table-cell office:value-type="float" office:value="0.960256814956665" calcext:value-type="float">
            <text:p>0.960256815</text:p>
          </table:table-cell>
        </table:table-row>
        <table:table-row table:style-name="ro1">
          <table:table-cell office:value-type="float" office:value="1502200499.8924" calcext:value-type="float">
            <text:p>1502200499.8924</text:p>
          </table:table-cell>
          <table:table-cell office:value-type="float" office:value="10000" calcext:value-type="float">
            <text:p>10000</text:p>
          </table:table-cell>
          <table:table-cell office:value-type="float" office:value="0.960256814956665" calcext:value-type="float">
            <text:p>0.9602568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/00/0000</text:date>, <text:time style:data-style-name="N2" text:time-value="16:15:14.970113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8-08T16:19:42.971158146</dc:date>
    <meta:editing-duration>PT4M27S</meta:editing-duration>
    <meta:editing-cycles>2</meta:editing-cycles>
    <meta:document-statistic meta:table-count="1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Accuracy of Optimized Model</text:p>
        </chart:title>
        <chart:plot-area chart:style-name="ch3" table:cell-range-address="'run_eval,tag_accuracy'.B2:'run_eval,tag_accuracy'.C47" svg:x="1.331cm" svg:y="1.275cm" svg:width="14.349cm" svg:height="6.564cm">
          <chartooo:coordinate-region svg:x="2.243cm" svg:y="1.474cm" svg:width="12.973cm" svg:height="5.718cm"/>
          <chart:axis chart:dimension="x" chart:name="primary-x" chart:style-name="ch4">
            <chart:title svg:x="8.038cm" svg:y="8.019cm" chart:style-name="ch5">
              <text:p>Steps</text:p>
            </chart:title>
          </chart:axis>
          <chart:axis chart:dimension="y" chart:name="primary-y" chart:style-name="ch6">
            <chart:title svg:x="0.451cm" svg:y="5.276cm" chart:style-name="ch7">
              <text:p>Accuracy</text:p>
            </chart:title>
            <chart:grid chart:style-name="ch8" chart:class="major"/>
          </chart:axis>
          <chart:series chart:style-name="ch9" chart:values-cell-range-address="'run_eval,tag_accuracy'.C2:'run_eval,tag_accuracy'.C47" chart:class="chart:scatter">
            <chart:domain table:cell-range-address="'run_eval,tag_accuracy'.B2:'run_eval,tag_accuracy'.B47"/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un_eval,tag_accuracy'.B2:'run_eval,tag_accuracy'.B47</svg:desc>
                </draw:g>
              </table:table-cell>
              <table:table-cell office:value-type="float" office:value="0.0353103019297123">
                <text:p>0.0353103019297123</text:p>
                <draw:g>
                  <svg:desc>'run_eval,tag_accuracy'.C2:'run_eval,tag_accuracy'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2">
                <text:p>212</text:p>
              </table:table-cell>
              <table:table-cell office:value-type="float" office:value="0.884184241294861">
                <text:p>0.884184241294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">
                <text:p>426</text:p>
              </table:table-cell>
              <table:table-cell office:value-type="float" office:value="0.902170598506928">
                <text:p>0.902170598506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0.928258419036865">
                <text:p>0.928258419036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2">
                <text:p>862</text:p>
              </table:table-cell>
              <table:table-cell office:value-type="float" office:value="0.942372381687164">
                <text:p>0.942372381687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3">
                <text:p>1083</text:p>
              </table:table-cell>
              <table:table-cell office:value-type="float" office:value="0.942270457744598">
                <text:p>0.9422704577445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8">
                <text:p>1308</text:p>
              </table:table-cell>
              <table:table-cell office:value-type="float" office:value="0.942525207996368">
                <text:p>0.942525207996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3">
                <text:p>1533</text:p>
              </table:table-cell>
              <table:table-cell office:value-type="float" office:value="0.948639571666718">
                <text:p>0.948639571666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7">
                <text:p>1757</text:p>
              </table:table-cell>
              <table:table-cell office:value-type="float" office:value="0.948639571666718">
                <text:p>0.948639571666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2">
                <text:p>1982</text:p>
              </table:table-cell>
              <table:table-cell office:value-type="float" office:value="0.961072027683258">
                <text:p>0.9610720276832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6">
                <text:p>2206</text:p>
              </table:table-cell>
              <table:table-cell office:value-type="float" office:value="0.96331399679184">
                <text:p>0.96331399679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31">
                <text:p>2431</text:p>
              </table:table-cell>
              <table:table-cell office:value-type="float" office:value="0.965148270130158">
                <text:p>0.9651482701301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7">
                <text:p>2657</text:p>
              </table:table-cell>
              <table:table-cell office:value-type="float" office:value="0.966524004936218">
                <text:p>0.966524004936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2">
                <text:p>2882</text:p>
              </table:table-cell>
              <table:table-cell office:value-type="float" office:value="0.969326376914978">
                <text:p>0.9693263769149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7">
                <text:p>3107</text:p>
              </table:table-cell>
              <table:table-cell office:value-type="float" office:value="0.976459801197052">
                <text:p>0.976459801197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32">
                <text:p>3332</text:p>
              </table:table-cell>
              <table:table-cell office:value-type="float" office:value="0.977071225643158">
                <text:p>0.977071225643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57">
                <text:p>3557</text:p>
              </table:table-cell>
              <table:table-cell office:value-type="float" office:value="0.978090286254883">
                <text:p>0.978090286254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82">
                <text:p>3782</text:p>
              </table:table-cell>
              <table:table-cell office:value-type="float" office:value="0.978243172168732">
                <text:p>0.9782431721687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7">
                <text:p>4007</text:p>
              </table:table-cell>
              <table:table-cell office:value-type="float" office:value="0.978395998477936">
                <text:p>0.978395998477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33">
                <text:p>4233</text:p>
              </table:table-cell>
              <table:table-cell office:value-type="float" office:value="0.978548884391785">
                <text:p>0.978548884391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58">
                <text:p>4458</text:p>
              </table:table-cell>
              <table:table-cell office:value-type="float" office:value="0.978650748729706">
                <text:p>0.978650748729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83">
                <text:p>4683</text:p>
              </table:table-cell>
              <table:table-cell office:value-type="float" office:value="0.978803634643555">
                <text:p>0.978803634643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06">
                <text:p>4906</text:p>
              </table:table-cell>
              <table:table-cell office:value-type="float" office:value="0.978956460952759">
                <text:p>0.9789564609527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31">
                <text:p>5131</text:p>
              </table:table-cell>
              <table:table-cell office:value-type="float" office:value="0.978803634643555">
                <text:p>0.978803634643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57">
                <text:p>5357</text:p>
              </table:table-cell>
              <table:table-cell office:value-type="float" office:value="0.978548884391785">
                <text:p>0.978548884391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82">
                <text:p>5582</text:p>
              </table:table-cell>
              <table:table-cell office:value-type="float" office:value="0.976612627506256">
                <text:p>0.976612627506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07">
                <text:p>5807</text:p>
              </table:table-cell>
              <table:table-cell office:value-type="float" office:value="0.974421679973602">
                <text:p>0.9744216799736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33">
                <text:p>6033</text:p>
              </table:table-cell>
              <table:table-cell office:value-type="float" office:value="0.972638309001923">
                <text:p>0.9726383090019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59">
                <text:p>6259</text:p>
              </table:table-cell>
              <table:table-cell office:value-type="float" office:value="0.970651149749756">
                <text:p>0.970651149749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85">
                <text:p>6485</text:p>
              </table:table-cell>
              <table:table-cell office:value-type="float" office:value="0.968765914440155">
                <text:p>0.968765914440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710">
                <text:p>6710</text:p>
              </table:table-cell>
              <table:table-cell office:value-type="float" office:value="0.967135429382324">
                <text:p>0.967135429382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35">
                <text:p>6935</text:p>
              </table:table-cell>
              <table:table-cell office:value-type="float" office:value="0.965046346187592">
                <text:p>0.965046346187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159">
                <text:p>7159</text:p>
              </table:table-cell>
              <table:table-cell office:value-type="float" office:value="0.963466823101044">
                <text:p>0.963466823101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84">
                <text:p>7384</text:p>
              </table:table-cell>
              <table:table-cell office:value-type="float" office:value="0.961989223957062">
                <text:p>0.961989223957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09">
                <text:p>7609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31">
                <text:p>7831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56">
                <text:p>8056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82">
                <text:p>8282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07">
                <text:p>8507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32">
                <text:p>8732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957">
                <text:p>8957</text:p>
              </table:table-cell>
              <table:table-cell office:value-type="float" office:value="0.960205852985382">
                <text:p>0.9602058529853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183">
                <text:p>9183</text:p>
              </table:table-cell>
              <table:table-cell office:value-type="float" office:value="0.960256814956665">
                <text:p>0.960256814956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06">
                <text:p>9406</text:p>
              </table:table-cell>
              <table:table-cell office:value-type="float" office:value="0.960256814956665">
                <text:p>0.9602568149566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32">
                <text:p>9632</text:p>
              </table:table-cell>
              <table:table-cell office:value-type="float" office:value="0.960256814956665">
                <text:p>0.9602568149566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58">
                <text:p>9858</text:p>
              </table:table-cell>
              <table:table-cell office:value-type="float" office:value="0.960256814956665">
                <text:p>0.960256814956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00">
                <text:p>10000</text:p>
              </table:table-cell>
              <table:table-cell office:value-type="float" office:value="0.960256814956665">
                <text:p>0.9602568149566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